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.Helvetica Neue DeskInterface" svg:font-family="'.Helvetica Neue DeskInterface'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Al Bayan" svg:font-family="'Al Bayan'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text-line-through-style="solid"/>
    </style:style>
    <style:style style:name="P4" style:family="paragraph" style:parent-style-name="Text_20_body">
      <style:text-properties fo:color="#666666" style:font-name="Courier" fo:font-size="10pt" style:font-size-asian="10pt" style:font-size-complex="10pt"/>
    </style:style>
    <style:style style:name="P5" style:family="paragraph" style:parent-style-name="Heading_20_1">
      <style:paragraph-properties fo:text-align="center" style:justify-single-word="false" fo:background-color="#000000">
        <style:background-image/>
      </style:paragraph-properties>
      <style:text-properties fo:color="#ffffff"/>
    </style:style>
    <style:style style:name="P6" style:family="paragraph" style:parent-style-name="Heading_20_2"/>
    <style:style style:name="P7" style:family="paragraph" style:parent-style-name="Heading_20_2" style:list-style-name="L3"/>
    <style:style style:name="P8" style:family="paragraph" style:parent-style-name="Heading_20_2" style:list-style-name="L4"/>
    <style:style style:name="P9" style:family="paragraph" style:parent-style-name="Heading_20_2" style:list-style-name="L5"/>
    <style:style style:name="P10" style:family="paragraph" style:parent-style-name="Heading_20_2" style:list-style-name="L6"/>
    <style:style style:name="P11" style:family="paragraph" style:parent-style-name="Heading_20_2" style:list-style-name="L7"/>
    <style:style style:name="P12" style:family="paragraph" style:parent-style-name="Heading_20_2">
      <style:text-properties fo:color="#000000" style:font-name="Arial1" fo:font-size="14pt" style:font-size-asian="14pt" style:font-size-complex="14pt"/>
    </style:style>
    <style:style style:name="T1" style:family="text">
      <style:text-properties style:font-name="Courier"/>
    </style:style>
    <style:style style:name="T2" style:family="text">
      <style:text-properties style:font-name="Courier" fo:font-size="10pt" style:font-size-asian="10pt" style:font-size-complex="10pt"/>
    </style:style>
    <style:style style:name="T3" style:family="text">
      <style:text-properties fo:color="#666666"/>
    </style:style>
    <style:style style:name="T4" style:family="text">
      <style:text-properties fo:color="#666666" style:font-name="Courier" fo:font-size="10pt" style:font-size-asian="10pt" style:font-size-complex="10pt"/>
    </style:style>
    <style:style style:name="T5" style:family="text">
      <style:text-properties fo:color="#666666" style:text-line-through-style="none" style:font-name="Courier" fo:font-size="10pt" style:font-size-asian="10pt" style:font-size-complex="10pt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font-name="Arial1" fo:font-size="12pt" style:font-size-asian="12pt" style:font-size-complex="12pt"/>
    </style:style>
    <style:style style:name="T9" style:family="text">
      <style:text-properties fo:color="#000000" style:font-name="Arial1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7">JAVASCRIPT</text:span></text:h>
      <text:h text:style-name="P5" text:outline-level="1">Modèle MVC</text:h>
      <text:p text:style-name="P1"/>
      <text:h text:style-name="Heading_20_2" text:outline-level="2">EVENTS AND OBSERVING</text:h>
      <text:p text:style-name="Comment">Les événements sont le cœur de l'application JavaScript. Ils déclenchent tout et constituent le premier point de contact entre l'utilisateur et l'application.</text:p>
      <text:p text:style-name="Text_20_body"/>
      <text:list xml:id="list4767739523576176434" text:style-name="L3">
        <text:list-item>
          <text:list>
            <text:list-item>
              <text:h text:style-name="P7" text:outline-level="2">Listening to events</text:h>
            </text:list-item>
          </text:list>
        </text:list-item>
      </text:list>
      <text:p text:style-name="Text_20_body">Les événements tournent autour d'une fonction appelée : addEventListener.</text:p>
      <text:p text:style-name="Text_20_body"/>
      <text:p text:style-name="Text_20_body">addEventListener <text:s/>(</text:p>
      <text:p text:style-name="Comment"><text:s/><text:tab/><text:tab/><text:tab/>type, <text:span text:style-name="T4">// event object =&gt; type d'événement à enregistrer</text:span></text:p>
      <text:p text:style-name="Comment"><text:tab/><text:tab/><text:tab/>listener, <text:span text:style-name="T4">// objet qui recevra la notification lorsqu'un événement du type spécifié se produit. C'est soit un objet implémentant EventListener, soit une fonction javascript</text:span></text:p>
      <text:p text:style-name="Comment"><text:tab/><text:tab/><text:tab/>useCapture <text:span text:style-name="T4">// type event in boolean (true =&gt; capturing : les événements se propagent vers le bas ; false =&gt; bubbling : les événements se propagent vers le haut)</text:span></text:p>
      <text:p text:style-name="Text_20_body"><text:tab/><text:tab/><text:tab/>)</text:p>
      <text:p text:style-name="Text_20_body"/>
      <text:list xml:id="list8809846616349147779" text:style-name="L4">
        <text:list-item>
          <text:list>
            <text:list-item>
              <text:h text:style-name="P8" text:outline-level="2">Event ordering</text:h>
            </text:list-item>
          </text:list>
        </text:list-item>
      </text:list>
      <text:p text:style-name="Text_20_body">Netscape et Microsoft avaient des idées différentes sur l'ordre des événements parcourus sur un objet et ses ancêtres :</text:p>
      <text:list xml:id="list6427946557019110374" text:style-name="L1">
        <text:list-item>
          <text:p text:style-name="P2">Event capturing (Netscape), qui déclenche les gestionnaires d'événement à partir des ancêtres jusqu'à l'élément en question.</text:p>
        </text:list-item>
        <text:list-item>
          <text:p text:style-name="P2">Event bubbling (Microsoft), qui déclenche les gestionnaires d'événement depuis l'élément courant pour se propager jusqu'aux ancêtres.</text:p>
        </text:list-item>
      </text:list>
      <text:p text:style-name="Text_20_body"/>
      <text:list xml:id="list8551544245476995066" text:style-name="L5">
        <text:list-item>
          <text:list>
            <text:list-item>
              <text:h text:style-name="P9" text:outline-level="2">Canceling events</text:h>
            </text:list-item>
          </text:list>
        </text:list-item>
      </text:list>
      <text:p text:style-name="Comment">On peut stopper la propagation en appelant la méthode <text:span text:style-name="T4">stopPropagation()</text:span> sur l'objet Event.</text:p>
      <text:p text:style-name="Comment">On peut aussi annuler certaines actions par défaut déclenchées par les navigateurs comme le chargement d'une page grâce à la méthode <text:span text:style-name="T4">preventDefault()</text:span>.<text:tab/></text:p>
      <text:p text:style-name="Comment"><text:tab/></text:p>
      <text:list xml:id="list3841513543750091805" text:style-name="L6">
        <text:list-item>
          <text:list>
            <text:list-item>
              <text:h text:style-name="P10" text:outline-level="2"><text:soft-page-break/>Event libraries</text:h>
            </text:list-item>
          </text:list>
        </text:list-item>
      </text:list>
      <text:p text:style-name="Text_20_body">Il existe de nombreuses incohérences lors de la gestion d'événements par les navigateurs.</text:p>
      <text:p text:style-name="Text_20_body">On conseille d'utiliser des librairies comme jQuery.</text:p>
      <text:p text:style-name="Text_20_body">Grâce à cette librairie, nous pouvons par exemple créer des « custom events » via sa méthode <text:span text:style-name="T4">trigger() </text:span>et la lier à différents éléments DOM via sa méthode <text:span text:style-name="T4">bind()</text:span>.</text:p>
      <text:p text:style-name="Text_20_body">Exemple :</text:p>
      <text:p text:style-name="Text_20_body"/>
      <text:p text:style-name="Text_20_body"><text:span text:style-name="T4">var exports = this;</text:span></text:p>
      <text:p text:style-name="Text_20_body"><text:span text:style-name="T4"><text:s text:c="4"/>(function($){</text:span></text:p>
      <text:p text:style-name="Text_20_body"><text:span text:style-name="T4"><text:s text:c="6"/>exports.Events = {</text:span></text:p>
      <text:p text:style-name="Text_20_body"><text:span text:style-name="T4"><text:s text:c="8"/>bind: function(ev, callback) {</text:span></text:p>
      <text:p text:style-name="Text_20_body"><text:span text:style-name="T4"><text:s text:c="10"/>var evs <text:s text:c="2"/>= ev.split(" ");</text:span></text:p>
      <text:p text:style-name="Text_20_body"><text:span text:style-name="T4"><text:s text:c="10"/>var calls = this._callbacks || (this._callbacks = {});</text:span></text:p>
      <text:p text:style-name="Text_20_body"><text:span text:style-name="T4"/></text:p>
      <text:p text:style-name="Text_20_body"><text:span text:style-name="T4"><text:s text:c="10"/>for (var i=0; i &lt; evs.length; i++)</text:span></text:p>
      <text:p text:style-name="Text_20_body"><text:span text:style-name="T4"><text:s text:c="12"/>(this._callbacks[evs[i]] || (this._callbacks[evs[i]] = [])).push(callback);</text:span></text:p>
      <text:p text:style-name="Text_20_body"><text:span text:style-name="T4"/></text:p>
      <text:p text:style-name="Text_20_body"><text:span text:style-name="T4"><text:s text:c="10"/>return this;</text:span></text:p>
      <text:p text:style-name="Text_20_body"><text:span text:style-name="T4"><text:s text:c="8"/>},</text:span></text:p>
      <text:p text:style-name="Text_20_body"><text:span text:style-name="T4"/></text:p>
      <text:p text:style-name="Text_20_body"><text:span text:style-name="T4"><text:s text:c="8"/>trigger: function() {</text:span></text:p>
      <text:p text:style-name="Text_20_body"><text:span text:style-name="T4"><text:s text:c="10"/>var args = $.makeArray(arguments);</text:span></text:p>
      <text:p text:style-name="Text_20_body"><text:span text:style-name="T4"><text:s text:c="10"/>var ev <text:s text:c="2"/>= args.shift();</text:span></text:p>
      <text:p text:style-name="Text_20_body"><text:span text:style-name="T4"/></text:p>
      <text:p text:style-name="Text_20_body"><text:span text:style-name="T4"><text:s text:c="10"/>var list, calls, i, l;</text:span></text:p>
      <text:p text:style-name="Text_20_body"><text:span text:style-name="T4"><text:s text:c="10"/>if (!(calls = this._callbacks)) return this;</text:span></text:p>
      <text:p text:style-name="Text_20_body"><text:span text:style-name="T4"><text:s text:c="10"/>if (!(list <text:s/>= this._callbacks[ev])) return this;</text:span></text:p>
      <text:p text:style-name="Text_20_body"><text:span text:style-name="T4"/></text:p>
      <text:p text:style-name="Text_20_body"><text:span text:style-name="T4"><text:s text:c="10"/>for (i = 0, l = list.length; i &lt; l; i++)</text:span></text:p>
      <text:p text:style-name="Text_20_body"><text:span text:style-name="T4"><text:s text:c="12"/>if (list[i].apply(this, args) === false)</text:span></text:p>
      <text:p text:style-name="Text_20_body"><text:span text:style-name="T4"><text:s text:c="14"/>return false;</text:span></text:p>
      <text:p text:style-name="Text_20_body"><text:span text:style-name="T4"><text:s text:c="10"/>return this;</text:span></text:p>
      <text:p text:style-name="Text_20_body"><text:span text:style-name="T4"><text:s text:c="8"/>}</text:span></text:p>
      <text:p text:style-name="Text_20_body"><text:span text:style-name="T4"><text:s text:c="6"/>};</text:span></text:p>
      <text:p text:style-name="Text_20_body"><text:span text:style-name="T4"><text:s text:c="4"/>})(jQuery);</text:span></text:p>
      <text:p text:style-name="Text_20_body"><text:span text:style-name="T4"/></text:p>
      <text:p text:style-name="P4"><text:s text:c="4"/>Events.bind("hail", function(type){</text:p>
      <text:p text:style-name="P4"><text:s text:c="6"/>alert("Long live the " + type)</text:p>
      <text:p text:style-name="P4"><text:s text:c="4"/>});</text:p>
      <text:p text:style-name="P4"><text:s text:c="4"/></text:p>
      <text:p text:style-name="P4"><text:s text:c="4"/>Events.trigger("hail", "Users");</text:p>
      <text:list xml:id="list615372081530284000" text:style-name="L7">
        <text:list-item>
          <text:list>
            <text:list-item>
              <text:h text:style-name="P11" text:outline-level="2"><text:soft-page-break/>Delegating events</text:h>
            </text:list-item>
          </text:list>
        </text:list-item>
      </text:list>
      <text:p text:style-name="Text_20_body">On peut ajouter un écouteur sur un élément parent, vérifiant les événements sur les enfants, plutôt que d'attribuer un écouteur sur chaque élément (parent et enfants compris) grâce à la méthode <text:span text:style-name="T4">delegate() </text:span><text:span text:style-name="T8">de jQuery</text:span><text:span text:style-name="T4">.</text:span></text:p>
      <text:p text:style-name="Text_20_body"><text:span text:style-name="T4"/></text:p>
      <text:p text:style-name="P3"><text:span text:style-name="T4">$(“ul li“).click(function(){/*...*/}) ;</text:span><text:span text:style-name="T5"> car on ajoute un écouteur à chaque élément li</text:span></text:p>
      <text:p text:style-name="Text_20_body"><text:span text:style-name="T4">$(“ul“).delegate(“li“, “click“, /*...*/) ; on ajoute qu'un seul écouteur valable pour tous les éléments li</text:span></text:p>
      <text:h text:style-name="P12" text:outline-level="2">MODELS AND DATA</text:h>
      <text:h text:style-name="P12" text:outline-level="2">CONTROLLERS AND STATE</text:h>
      <text:h text:style-name="P12" text:outline-level="2">VIEWS AND TEMPLATING</text:h>
      <text:p text:style-name="Text_20_body"><text:span text:style-name="T9"/></text:p>
      <text:p text:style-name="Text_20_body"><text:span text:style-name="T4"/></text:p>
      <text:p text:style-name="Text_20_body"><text:span text:style-name="T4"/></text:p>
      <text:p text:style-name="Comm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.Helvetica Neue DeskInterface" svg:font-family="'.Helvetica Neue DeskInterface'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Al Bayan" svg:font-family="'Al Bayan'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Comment" style:family="paragraph" style:parent-style-name="Marginalia" style:class="tex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Trifunovic</meta:initial-creator>
    <meta:creation-date>2015-06-01T09:24:29</meta:creation-date>
    <dc:date>2015-06-01T15:56:44</dc:date>
    <dc:creator>Igor Trifunovic</dc:creator>
    <meta:editing-duration>PT6H32M17S</meta:editing-duration>
    <meta:editing-cycles>34</meta:editing-cycles>
    <meta:generator>OpenOffice/4.0.1$Unix OpenOffice.org_project/401m5$Build-9714</meta:generator>
    <meta:document-statistic meta:table-count="0" meta:image-count="0" meta:object-count="0" meta:page-count="3" meta:paragraph-count="59" meta:word-count="429" meta:character-count="3097"/>
  </office:meta>
</office:document-meta>
</file>